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ro16" style:family="table-row">
      <style:table-row-properties style:row-height="0.499cm" fo:break-before="auto" style:use-optimal-row-height="false"/>
    </style:style>
    <style:style style:name="ro17"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37" calcext:value-type="float">
            <text:p>1137</text:p>
          </table:table-cell>
          <table:table-cell table:style-name="ce7" table:formula="of:=COUNTIF([.B7:.B1000000];&quot;X&quot;)" office:value-type="float" office:value="981" calcext:value-type="float">
            <text:p>981</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6" calcext:value-type="float">
            <text:p>76</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6" calcext:value-type="float">
            <text:p>126</text:p>
          </table:table-cell>
          <table:table-cell table:style-name="ce25" table:formula="of:=SUM([.B2:.F2])" office:value-type="float" office:value="1203" calcext:value-type="float">
            <text:p>120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15">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3" table:number-rows-repeated="106">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6">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22">00/00/0000</text:date>, <text:time style:data-style-name="N2" text:time-value="22:20:04.23495181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1-22T22:21:21.282469697</dc:date>
    <meta:editing-duration>P1DT7H21M31S</meta:editing-duration>
    <meta:editing-cycles>1141</meta:editing-cycles>
    <meta:document-statistic meta:table-count="1" meta:cell-count="6851" meta:object-count="0"/>
  </office:meta>
</office:document-meta>
</file>